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12dab0" officeooo:paragraph-rsid="0012da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kages para alterar</text:p>
      <text:p text:style-name="P1"/>
      <text:p text:style-name="P1">Errata e Avisos de Segurança</text:p>
      <text:p text:style-name="P1"><text:tab/>O software usado para criar um sistema LFS constantemente está sendo atualizado e melhorado. Avisos de segurança e correções de defeitos possivelmente se tornem disponíveis depois que o livro LFS tenha sido lançado. Para verificar se versões dos pacotes ou as instruções neste lançamento do LFS necessitam de quaisquer modificações —para reparar vulnerabilidades de segurança ou para corrigir outros defeitos—por favor visite <text:a xlink:type="simple" xlink:href="https://www/" text:style-name="Internet_20_link" text:visited-style-name="Visited_20_Internet_20_Link">https://www</text:a>. linuxfromscratch.org/lfs/errata/12.3-systemd/ antes de continuar com a sua construção. Você deveria observar quaisquer mudanças mostradas e aplicá-las às seções relevantes do livro conforme construa o sistema LFS.</text:p>
      <text:p text:style-name="P1">Adicionalmente, os(as) editores(as) do Linux From Scratch mantém uma lista das vulnerabilidades de segurança descobertas depois que um livro tenha sido lançado. Para ler a lista, por favor visite <text:a xlink:type="simple" xlink:href="https://www.linuxfromscratch/" text:style-name="Internet_20_link" text:visited-style-name="Visited_20_Internet_20_Link">https://www.linuxfromscratch</text:a>. org/lfs/advisories/ antes de proceder com sua construção. Você deveria aplicar as mudanças sugeridas pelos avisos às seções relevantes do livro conforme construa o sistema LFS. E, se usará o sistema LFS como um desktop real ou um sistema servidor, [então] você deveria continuar a consultar os avisos e a corrigir quaisquer vulnerabilidades de</text:p>
      <text:p text:style-name="P1">segurança, mesmo quando o sistema LFS tenha sido completamente construí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2T17:01:20.921735112</meta:creation-date>
    <dc:date>2025-09-22T17:03:59.988041634</dc:date>
    <meta:editing-duration>PT2M39S</meta:editing-duration>
    <meta:editing-cycles>1</meta:editing-cycles>
    <meta:document-statistic meta:table-count="0" meta:image-count="0" meta:object-count="0" meta:page-count="1" meta:paragraph-count="5" meta:word-count="191" meta:character-count="1345" meta:non-whitespace-character-count="1159"/>
    <meta:generator>LibreOffice/25.2.6.2$Linux_X86_64 LibreOffice_project/520$Build-2</meta:generator>
  </office:meta>
</office:document-meta>
</file>